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-Bold" svg:font-family="Calibri-Bold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venirITCbyBT-Light" svg:font-family="SouvenirITCbyBT-Light" style:font-family-generic="roman" style:font-pitch="variable"/>
    <style:font-face style:name="SymbolMT" svg:font-family="Symbol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style:text-underline-style="none" fo:font-weight="bold" officeooo:rsid="000f1a4c" officeooo:paragraph-rsid="002025c7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bold" officeooo:rsid="00108e3f" officeooo:paragraph-rsid="002025c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bold" officeooo:rsid="0024f708" officeooo:paragraph-rsid="0024f70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08e3f" officeooo:paragraph-rsid="002025c7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f1a4c" officeooo:paragraph-rsid="002025c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08e3f" officeooo:paragraph-rsid="002025c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08e3f" officeooo:paragraph-rsid="000d5fb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f1a4c" officeooo:paragraph-rsid="002025c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23pt" fo:font-weight="bold" officeooo:rsid="000d5fb1" officeooo:paragraph-rsid="000d5fb1" fo:background-color="transparent" style:font-size-asian="23pt" style:font-weight-asian="bold" style:font-size-complex="2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24f708" officeooo:paragraph-rsid="0028839c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24f708" officeooo:paragraph-rsid="0029ce50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officeooo:paragraph-rsid="002025c7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font-name="Liberation Serif" fo:font-size="23pt" fo:font-weight="bold" officeooo:rsid="000d5fb1" officeooo:paragraph-rsid="002025c7" fo:background-color="transparent" style:font-size-asian="23pt" style:font-weight-asian="bold" style:font-size-complex="2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ffff" loext:opacity="100%" style:font-name="Liberation Serif" fo:font-size="23pt" fo:font-style="italic" style:text-underline-style="solid" style:text-underline-width="auto" style:text-underline-color="font-color" fo:font-weight="bold" officeooo:rsid="00108e3f" officeooo:paragraph-rsid="000d5fb1" fo:background-color="transparent" style:font-size-asian="23pt" style:font-style-asian="italic" style:font-weight-asian="bold" style:font-size-complex="23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ffff" loext:opacity="100%" style:font-name="Liberation Serif" fo:font-size="18pt" fo:font-weight="bold" officeooo:rsid="000d5fb1" officeooo:paragraph-rsid="000d5fb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loext:opacity="100%" style:font-name="Liberation Serif" fo:font-size="18pt" fo:font-weight="bold" officeooo:rsid="000d5fb1" officeooo:paragraph-rsid="000d5fb1" fo:background-color="transparent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ffff" loext:opacity="100%" style:font-name="Liberation Serif" fo:font-size="18pt" fo:font-weight="bold" officeooo:rsid="0020001d" officeooo:paragraph-rsid="0020001d" fo:background-color="transparent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font-name="Liberation Serif" fo:font-size="18pt" fo:font-style="normal" style:text-underline-style="none" fo:font-weight="bold" officeooo:rsid="0024f708" officeooo:paragraph-rsid="0024f708" fo:background-color="transparent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ffff" loext:opacity="100%" style:font-name="Liberation Serif" fo:font-size="6pt" fo:font-weight="bold" officeooo:rsid="000d5fb1" officeooo:paragraph-rsid="000d5fb1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ffffff" loext:opacity="100%" style:font-name="Liberation Serif" fo:font-size="6pt" fo:font-style="normal" style:text-underline-style="none" fo:font-weight="bold" officeooo:rsid="0024f708" officeooo:paragraph-rsid="0024f708" fo:background-color="transparent" style:font-size-asian="5.25pt" style:font-style-asian="normal" style:font-weight-asian="bold" style:font-size-complex="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28839c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29ce50" officeooo:paragraph-rsid="0029ce50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29ce50" officeooo:paragraph-rsid="002a1f61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29ce50" officeooo:paragraph-rsid="002a739d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29ce50" officeooo:paragraph-rsid="002bdf0e"/>
    </style:style>
    <style:style style:name="T1" style:family="text">
      <style:text-properties officeooo:rsid="000f22c9"/>
    </style:style>
    <style:style style:name="T2" style:family="text">
      <style:text-properties officeooo:rsid="0011f8a1"/>
    </style:style>
    <style:style style:name="T3" style:family="text">
      <style:text-properties officeooo:rsid="00132666"/>
    </style:style>
    <style:style style:name="T4" style:family="text">
      <style:text-properties style:font-name="Liberation Serif" fo:font-size="12pt" fo:font-weight="normal" officeooo:rsid="00108e3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Liberation Serif" fo:font-size="12pt" fo:letter-spacing="normal" fo:font-weight="normal" officeooo:rsid="00108e3f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underline-style="none" fo:background-color="transparent" loext:char-shading-value="0"/>
    </style:style>
    <style:style style:name="T10" style:family="text">
      <style:text-properties fo:color="#000000" loext:opacity="100%" fo:font-size="12pt" fo:font-weight="normal" officeooo:rsid="0029ce50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font-weight="normal" officeooo:rsid="0024f708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normal" officeooo:rsid="0028839c" style:font-size-asian="12pt" style:font-weight-asian="normal" style:font-size-complex="12pt" style:font-weight-complex="normal"/>
    </style:style>
    <style:style style:name="T13" style:family="text">
      <style:text-properties officeooo:rsid="0028839c"/>
    </style:style>
    <style:style style:name="T14" style:family="text">
      <style:text-properties fo:font-size="12pt" style:font-size-asian="12pt"/>
    </style:style>
    <style:style style:name="T15" style:family="text">
      <style:text-properties officeooo:rsid="002a1f61"/>
    </style:style>
    <style:style style:name="T16" style:family="text">
      <style:text-properties officeooo:rsid="002a739d"/>
    </style:style>
    <style:style style:name="T17" style:family="text">
      <style:text-properties officeooo:rsid="002bdf0e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draw:wrap-influence-on-position="once-concurrent" loext:allow-overlap="tru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.199cm" style:wrap="parallel" style:number-wrapped-paragraphs="no-limit" style:wrap-contour="false" style:vertical-pos="from-top" style:horizontal-pos="from-left" style:horizontal-rel="paragraph-content" fo:padding="0.049cm" fo:border="none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vertical-pos="from-top" style:horizontal-pos="from-left" style:horizontal-rel="paragraph-content" fo:padding="0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8">Ensino Fundamental e Ensino Médio</text:span></text:p>
      <text:p text:style-name="P16"><text:span text:style-name="T7"/></text:p>
      <text:p text:style-name="P16"><text:span text:style-name="T7">Conjuntos</text:span></text:p>
      <text:p text:style-name="P16"><text:span text:style-name="T7"/></text:p>
      <text:p text:style-name="P16">Expressões e Equações Algébricas</text:p>
      <text:p text:style-name="P16"/>
      <text:p text:style-name="P16">Potenciação e Radiciação</text:p>
      <text:p text:style-name="P16"/>
      <text:p text:style-name="P16">Equações e Inequações do 1° e 2° Grau</text:p>
      <text:p text:style-name="P16"/>
      <text:p text:style-name="P16">Equações Biquadradas e Equações Irracionais</text:p>
      <text:p text:style-name="P9"/>
      <text:p text:style-name="P15"><text:span text:style-name="T9">Estudos de Funções</text:span></text:p>
      <text:p text:style-name="P19"><text:span text:style-name="T9"/></text:p>
      <text:p text:style-name="P1">Função do 2° Grau</text:p>
      <text:p text:style-name="P5"><text:span text:style-name="T2">•</text:span>Identificar o valor do coeficiente <text:span text:style-name="T1">a</text:span>:</text:p>
      <text:p text:style-name="P5"/>
      <text:p text:style-name="P5"><text:span text:style-name="T2">•</text:span>Identificar o valor do coeficiente <text:span text:style-name="T1">b</text:span>:</text:p>
      <text:p text:style-name="P5"/>
      <text:p text:style-name="P5"><text:span text:style-name="T2">•</text:span>Identificar o valor do coeficiente c:</text:p>
      <text:p text:style-name="P5"><text:span text:style-name="T1"><text:s text:c="3"/>I</text:span>gualar x à <text:span text:style-name="T3">0</text:span></text:p>
      <text:p text:style-name="P8"/>
      <text:p text:style-name="P2">Funcção inversa do 1° Grau</text:p>
      <text:p text:style-name="P6">•Troca-se x por y e isola-se o novo </text:p>
      <text:p text:style-name="P6"><text:s text:c="3"/>Ex: para<draw:frame draw:style-name="fr4" draw:name="Objeto6" text:anchor-type="as-char" svg:y="-0.335cm" svg:width="2.316cm" svg:height="0.506cm" draw:z-index="0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6"><text:s text:c="3"/>Troca-se x por y:<draw:frame draw:style-name="fr2" draw:name="Objeto7" text:anchor-type="as-char" svg:y="-0.377cm" svg:width="1.813cm" svg:height="0.467cm" draw:z-index="1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2"><text:span text:style-name="T4"><text:s text:c="3"/>Isola-se o y: </text:span><text:span text:style-name="T4"><draw:frame draw:style-name="fr3" draw:name="Objeto8" text:anchor-type="as-char" svg:y="-0.669cm" svg:width="1.803cm" svg:height="1.097cm" draw:z-index="2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p>
      <text:p text:style-name="P12"><text:span text:style-name="T5"><text:s text:c="3"/></text:span><text:span text:style-name="T6">∴ </text:span><draw:frame draw:style-name="fr3" draw:name="Objeto9" text:anchor-type="as-char" svg:y="-0.669cm" svg:width="2.626cm" svg:height="1.097cm" draw:z-index="3"><draw:object xlink:href="./Object 9" xlink:type="simple" xlink:show="embed" xlink:actuate="onLoad"/><draw:image xlink:href="./ObjectReplacements/Object 9" xlink:type="simple" xlink:show="embed" xlink:actuate="onLoad"/><svg:desc>fórmula</svg:desc></draw:frame><text:span text:style-name="T4">é <text:s/>a </text:span></text:p>
      <text:p text:style-name="P12"><text:span text:style-name="T4"><text:s text:c="3"/>inversa <text:s/>de</text:span><text:span text:style-name="T4"><draw:frame draw:style-name="fr2" draw:name="Objeto10" text:anchor-type="as-char" svg:y="-0.386cm" svg:width="2.316cm" svg:height="0.506cm" draw:z-index="4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4"/>
      <text:p text:style-name="P4"/>
      <text:p text:style-name="P16">Trigonomeria</text:p>
      <text:p text:style-name="P16"/>
      <text:p text:style-name="P16">Geometria Plana</text:p>
      <text:p text:style-name="P16"/>
      <text:p text:style-name="P16">Logaritmos e Equações Exponenciais</text:p>
      <text:p text:style-name="P16"/>
      <text:p text:style-name="P16">Progressão Aritmética</text:p>
      <text:p text:style-name="P16"/>
      <text:p text:style-name="P16">Progressão Geométrica</text:p>
      <text:p text:style-name="P16"/>
      <text:p text:style-name="P16">Análise Combinatória</text:p>
      <text:p text:style-name="P16"/>
      <text:p text:style-name="P16">Binômio de Newton</text:p>
      <text:p text:style-name="P16"/>
      <text:p text:style-name="P17">Probabilidades</text:p>
      <text:p text:style-name="P17"/>
      <text:p text:style-name="P17">Matrizes</text:p>
      <text:p text:style-name="P17"/>
      <text:p text:style-name="P17">Determinantes</text:p>
      <text:p text:style-name="P17"/>
      <text:p text:style-name="P17">Sistemas Lineares</text:p>
      <text:p text:style-name="P17"/>
      <text:p text:style-name="P16">Geometria Analítica</text:p>
      <text:p text:style-name="P16"/>
      <text:p text:style-name="P16">Polinômios</text:p>
      <text:p text:style-name="P16"/>
      <text:p text:style-name="P16">Números Complexos</text:p>
      <text:p text:style-name="P16"/>
      <text:p text:style-name="P16">Teoria dos Conjuntos</text:p>
      <text:p text:style-name="P16"/>
      <text:p text:style-name="P16">Geometria Espacial</text:p>
      <text:p text:style-name="P7"/>
      <text:p text:style-name="P7"/>
      <text:p text:style-name="P7"/>
      <text:p text:style-name="P14"/>
      <text:p text:style-name="P14"/>
      <text:p text:style-name="P14"/>
      <text:p text:style-name="P14"><text:soft-page-break/>Ensino Superior</text:p>
      <text:p text:style-name="P18"/>
      <text:p text:style-name="P18">Cálculo</text:p>
      <text:p text:style-name="P20"/>
      <text:p text:style-name="P3">Limites</text:p>
      <text:p text:style-name="P10"><text:span text:style-name="T13">•</text:span>Quando existe Limite: </text:p>
      <text:p text:style-name="P11"><text:s text:c="3"/>A função tende para um mesmo valor no eixo</text:p>
      <text:p text:style-name="P11"><text:span text:style-name="T13"><text:s text:c="3"/>y</text:span> ao aproximar-se de um valor no eixo <text:span text:style-name="T13">x</text:span></text:p>
      <text:p text:style-name="P10"/>
      <text:p text:style-name="P21"><text:span text:style-name="T10">•Q</text:span><text:span text:style-name="T14">uando x tende a a pela esquerda:</text:span></text:p>
      <text:p text:style-name="P21"><text:span text:style-name="T11"><text:s text:c="2"/></text:span><text:span text:style-name="T11"><draw:frame draw:style-name="fr1" draw:name="Objeto1" text:anchor-type="as-char" svg:y="-0.386cm" svg:width="2.26cm" svg:height="0.757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11">-</text:span></text:p>
      <text:p text:style-name="P21"><text:span text:style-name="T11"/></text:p>
      <text:p text:style-name="P21"><text:span text:style-name="T10">•Q</text:span><text:span text:style-name="T11">uando x tende a a pela </text:span><text:span text:style-name="T12">direita:</text:span></text:p>
      <text:p text:style-name="P21"><text:span text:style-name="T12"><text:s text:c="2"/></text:span><text:span text:style-name="T12"><draw:frame draw:style-name="fr1" draw:name="Objeto2" text:anchor-type="as-char" svg:y="-0.386cm" svg:width="2.26cm" svg:height="0.757cm" draw:z-index="6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3">+</text:span></text:p>
      <text:p text:style-name="P21"/>
      <text:p text:style-name="P22">•Propiedade út<text:span text:style-name="T15">il 1</text:span>:</text:p>
      <text:p text:style-name="P22"><text:s text:c="2"/><draw:frame draw:style-name="fr1" draw:name="Objeto3" text:anchor-type="as-char" svg:y="-0.377cm" svg:width="1.674cm" svg:height="0.748cm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2"/>
      <text:p text:style-name="P23">•Propiedade út<text:span text:style-name="T15">il 2</text:span>:</text:p>
      <text:p text:style-name="P23"><text:s text:c="2"/><draw:frame draw:style-name="fr1" draw:name="Objeto4" text:anchor-type="as-char" svg:y="-0.437cm" svg:width="1.947cm" svg:height="0.808cm" draw:z-index="8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3"/>
      <text:p text:style-name="P23">•Propiedade út<text:span text:style-name="T15">il 3</text:span>:</text:p>
      <text:p text:style-name="P23"><text:s text:c="2"/><draw:frame draw:style-name="fr1" draw:name="Objeto5" text:anchor-type="as-char" svg:y="-0.386cm" svg:width="4.281cm" svg:height="0.757cm" draw:z-index="9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3"/>
      <text:p text:style-name="P24">•Propiedade út<text:span text:style-name="T15">il </text:span><text:span text:style-name="T16">4</text:span>:</text:p>
      <text:p text:style-name="P24"><text:s text:c="2"/><draw:frame draw:style-name="fr1" draw:name="Objeto11" text:anchor-type="as-char" svg:y="-0.386cm" svg:width="6.722cm" svg:height="0.757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24"/>
      <text:p text:style-name="P24">•Propiedade út<text:span text:style-name="T15">il </text:span><text:span text:style-name="T16">5</text:span>:</text:p>
      <text:p text:style-name="P24"><text:s text:c="2"/><draw:frame draw:style-name="fr1" draw:name="Objeto12" text:anchor-type="as-char" svg:y="-0.386cm" svg:width="6.398cm" svg:height="0.757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24"/>
      <text:p text:style-name="P25">•Propiedade út<text:span text:style-name="T15">il </text:span><text:span text:style-name="T17">6</text:span>:</text:p>
      <text:p text:style-name="P25"><text:s text:c="2"/><draw:frame draw:style-name="fr1" draw:name="Objeto13" text:anchor-type="as-char" svg:y="-0.908cm" svg:width="5.061cm" svg:height="1.57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-Bold" svg:font-family="Calibri-Bold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venirITCbyBT-Light" svg:font-family="SouvenirITCbyBT-Light" style:font-family-generic="roman" style:font-pitch="variable"/>
    <style:font-face style:name="SymbolMT" svg:font-family="Symbol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f4f4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f4f4f" draw:opacity="100%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f4f4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09:08:44.985000000</meta:creation-date>
    <dc:date>2022-07-12T12:17:53.720000000</dc:date>
    <meta:editing-duration>PT26M37S</meta:editing-duration>
    <meta:editing-cycles>8</meta:editing-cycles>
    <meta:generator>LibreOffice/7.3.4.2$Windows_X86_64 LibreOffice_project/728fec16bd5f605073805c3c9e7c4212a0120dc5</meta:generator>
    <meta:document-statistic meta:table-count="0" meta:image-count="0" meta:object-count="13" meta:page-count="2" meta:paragraph-count="57" meta:word-count="172" meta:character-count="1091" meta:non-whitespace-character-count="924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x</mi>
            <mi>→</mi>
            <mi>a</mi>
          </mrow>
        </munder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</mi>
      </mrow>
    </mrow>
    <annotation encoding="StarMath 5.0">lim from{x→a} f(x) = L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5</mn>
      </mrow>
    </mrow>
    <annotation encoding="StarMath 5.0">f(x) = 2x + 5 </annotation>
  </semantics>
</math>
</file>

<file path=Object 11/content.xml><?xml version="1.0" encoding="utf-8"?>
<math xmlns="http://www.w3.org/1998/Math/MathML" display="block">
  <semantics>
    <mrow>
      <mrow>
        <mrow>
          <munder>
            <mi>lim</mi>
            <mrow>
              <mi>x</mi>
              <mi>→</mi>
              <mi>a</mi>
            </mrow>
          </munder>
          <mrow>
            <mo fence="true" form="prefix" stretchy="false">[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±</mo>
                  <mi>g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row>
          <munder>
            <mi>lim</mi>
            <mrow>
              <mi>x</mi>
              <mi>→</mi>
              <mi>a</mi>
            </mrow>
          </munder>
          <mi>f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±</mo>
        <mrow>
          <munder>
            <mi>lim</mi>
            <mrow>
              <mi>x</mi>
              <mi>→</mi>
              <mi>a</mi>
            </mrow>
          </munder>
          <mi>g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lim from{x→a} [f(x) +- g(x)] = lim from{x→a} f(x) +- lim from{x→a} g(x)</annotation>
  </semantics>
</math>
</file>

<file path=Object 12/content.xml><?xml version="1.0" encoding="utf-8"?>
<math xmlns="http://www.w3.org/1998/Math/MathML" display="block">
  <semantics>
    <mrow>
      <mrow>
        <mrow>
          <munder>
            <mi>lim</mi>
            <mrow>
              <mi>x</mi>
              <mi>→</mi>
              <mi>a</mi>
            </mrow>
          </munder>
          <mrow>
            <mo fence="true" form="prefix" stretchy="false">[</mo>
            <mrow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n>.</mn>
                <mi>g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o stretchy="false">=</mo>
        <mrow>
          <munder>
            <mi>lim</mi>
            <mrow>
              <mi>x</mi>
              <mi>→</mi>
              <mi>a</mi>
            </mrow>
          </munder>
          <mi>f</mi>
        </mrow>
      </mrow>
      <mrow>
        <mo fence="true" form="prefix" stretchy="false">(</mo>
        <mrow>
          <mi>x</mi>
        </mrow>
        <mo fence="true" form="postfix" stretchy="false">)</mo>
      </mrow>
      <mn>.</mn>
      <mrow>
        <munder>
          <mi>lim</mi>
          <mrow>
            <mi>x</mi>
            <mi>→</mi>
            <mi>a</mi>
          </mrow>
        </munder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lim from{x→a} [f(x) . g(x)] = lim from{x→a} f(x) . lim from{x→a} g(x)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x</mi>
            <mi>→</mi>
            <mi>a</mi>
          </mrow>
        </munder>
        <mi>k</mi>
      </mrow>
      <mn>.</mn>
      <mrow>
        <mfrac>
          <mrow>
            <mo fence="true" form="prefix" stretchy="false">[</mo>
            <mrow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]</mo>
          </mrow>
          <mrow>
            <mo fence="true" form="prefix" stretchy="false">[</mo>
            <mrow>
              <mrow>
                <mi>g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]</mo>
          </mrow>
        </mfrac>
        <mo stretchy="false">=</mo>
        <mfrac>
          <mrow>
            <mo fence="true" form="prefix" stretchy="false">[</mo>
            <mrow>
              <mrow>
                <mi>k</mi>
                <mn>.</mn>
                <mrow>
                  <munder>
                    <mi>lim</mi>
                    <mrow>
                      <mi>x</mi>
                      <mi>→</mi>
                      <mi>a</mi>
                    </mrow>
                  </munder>
                  <mi>f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]</mo>
          </mrow>
          <mrow>
            <mo fence="true" form="prefix" stretchy="false">[</mo>
            <mrow>
              <mrow>
                <mi>k</mi>
                <mn>.</mn>
                <mrow>
                  <munder>
                    <mi>lim</mi>
                    <mrow>
                      <mi>x</mi>
                      <mi>→</mi>
                      <mi>a</mi>
                    </mrow>
                  </munder>
                  <mi>g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]</mo>
          </mrow>
        </mfrac>
      </mrow>
    </mrow>
    <annotation encoding="StarMath 5.0">lim from{x→a} k.[f(x)] over [g(x)] = [k.lim from{x→a} f(x)] over [k.lim from{x→a} g(x)]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x</mi>
            <mi>→</mi>
            <mi>a</mi>
          </mrow>
        </munder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</mi>
      </mrow>
    </mrow>
    <annotation encoding="StarMath 5.0">lim from{x→a} f(x) = L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i>→</mi>
            <mi>a</mi>
          </mrow>
        </munder>
        <mi>k</mi>
      </mrow>
      <mo stretchy="false">=</mo>
      <mi>k</mi>
    </mrow>
    <annotation encoding="StarMath 5.0">lim from{x→a} k = k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x</mi>
            <mi>→</mi>
            <mi>a</mi>
          </mrow>
        </munder>
        <msup>
          <mi>x</mi>
          <mi>n</mi>
        </msup>
      </mrow>
      <mo stretchy="false">=</mo>
      <msup>
        <mi>a</mi>
        <mi>n</mi>
      </msup>
    </mrow>
    <annotation encoding="StarMath 5.0">lim from{x→a} x^n = a^n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x</mi>
            <mi>→</mi>
            <mi>a</mi>
          </mrow>
        </munder>
        <mi>k</mi>
      </mrow>
      <mn>.</mn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  <mn>.</mn>
      <mrow>
        <munder>
          <mi>lim</mi>
          <mrow>
            <mi>x</mi>
            <mi>→</mi>
            <mi>a</mi>
          </mrow>
        </munder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lim from{x→a} k.f(x) =  k.lim from{x→a} f(x)  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5</mn>
      </mrow>
    </mrow>
    <annotation encoding="StarMath 5.0">f(x) = 2x + 5 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n>2</mn>
      </mrow>
      <mrow>
        <mi>y</mi>
        <mo stretchy="false">+</mo>
        <mn>3</mn>
      </mrow>
    </mrow>
    <annotation encoding="StarMath 5.0">x = 2y + 3</annotation>
  </semantics>
</math>
</file>

<file path=Object 8/content.xml><?xml version="1.0" encoding="utf-8"?>
<math xmlns="http://www.w3.org/1998/Math/MathML" display="block">
  <semantics>
    <mrow>
      <mi>y</mi>
      <mo stretchy="false">=</mo>
      <mfrac>
        <mrow>
          <mi>x</mi>
          <mo stretchy="false">−</mo>
          <mn>3</mn>
        </mrow>
        <mn>2</mn>
      </mfrac>
    </mrow>
    <annotation encoding="StarMath 5.0">y = {x - 3} over 2</annotation>
  </semantics>
</math>
</file>

<file path=Object 9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x</mi>
            <mo stretchy="false">−</mo>
            <mn>3</mn>
          </mrow>
          <mn>2</mn>
        </mfrac>
      </mrow>
    </mrow>
    <annotation encoding="StarMath 5.0">f^-1(x) = {x - 3} over 2</annotation>
  </semantics>
</math>
</file>